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2" style:family="paragraph" style:parent-style-name="Drawing">
      <style:paragraph-properties fo:text-align="justify" style:justify-single-word="false"/>
      <style:text-properties fo:font-size="15pt" style:font-size-asian="15pt" style:font-size-complex="15pt"/>
    </style:style>
    <style:style style:name="P3" style:family="paragraph" style:parent-style-name="Drawing">
      <style:paragraph-properties fo:text-align="justify" style:justify-single-word="false"/>
      <style:text-properties fo:font-size="15pt" officeooo:rsid="000e0dcf" officeooo:paragraph-rsid="000e0dcf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ent studies have shown that Evolutionary</text:p>
      <text:p text:style-name="P1">Algorithms have had reasonable success at providing solutions to</text:p>
      <text:p text:style-name="P1">those problems that fall in NP-Complete class of algorithms. Ant</text:p>
      <text:p text:style-name="P1">Colony Optimization (ACO) algorithm is one of the promising</text:p>
      <text:p text:style-name="P1">field of evolutionary algorithms that gave acceptable solutions to</text:p>
      <text:p text:style-name="P1">Travelling Salesperson Problem and various Network Routing</text:p>
      <text:p text:style-name="P1">Optimization problems in polynomial time. These classic</text:p>
      <text:p text:style-name="P1">computer science problems belong to a NP-Complete class of</text:p>
      <text:p text:style-name="P1">problems that is amongst some of the most interesting in</text:p>
      <text:p text:style-name="P1">mathematics, including the Sudoku Puzzle Problem. People have</text:p>
      <text:p text:style-name="P1">tried to automate solving Sudoku Puzzle Problem using brute</text:p>
      <text:p text:style-name="P1">force, tabu search. Given the success of ACO algorithm with</text:p>
      <text:p text:style-name="P1">problems within NP-Complete class of problems, it would be</text:p>
      <text:p text:style-name="P1">interesting to see how it handles this puzzle. A novel technique is</text:p>
      <text:p text:style-name="P1">presented as modification to standard ACO algorithm.</text:p>
      <text:p text:style-name="P1">Moreover, we will compare performance matrix (quality of</text:p>
      <text:p text:style-name="P1">solution and time complexity) of ACO algorithm with other</text:p>
      <text:p text:style-name="P1">techniques presented in the past to solve the Sudoku puzzle.</text:p>
      <text:p text:style-name="P2"/>
      <text:p text:style-name="P3">S UDOKU P UZZLE – R ULES AND S OLVING T ECHNIQUES</text:p>
      <text:p text:style-name="P3">To solve the Sudoku, you must fill each of the small blank</text:p>
      <text:p text:style-name="P3">squares called 'cells' with the correct numbers 1 through 9. To</text:p>
      <text:p text:style-name="P3">do this, you follow three simple rules:</text:p>
      <text:p text:style-name="P3">x Every column must contain all the numbers 1 through 9</text:p>
      <text:p text:style-name="P3">in any order.</text:p>
      <text:p text:style-name="P3">x Every row must contain all the numbers 1 through 9 in</text:p>
      <text:p text:style-name="P3">any order.</text:p>
      <text:p text:style-name="P3">x Every 3x3 box must contain all the numbers 1 through</text:p>
      <text:p text:style-name="P3">9 in any order.</text:p>
      <text:p text:style-name="P3">Since each column, row, and box can only contain 9</text:p>
      <text:p text:style-name="P3">numbers and must contain all numbers 1 through 9, no number</text:p>
      <text:p text:style-name="P3">can be repeated within a column, row, or box. These simple</text:p>
      <text:p text:style-name="P3"><text:soft-page-break/>rules provide the basis for solving the Sudoku.</text:p>
      <text:p text:style-name="P3">At the beginning of each game the grid will contain some</text:p>
      <text:p text:style-name="P3">initial state; some cells are filled with numbers complying</text:p>
      <text:p text:style-name="P3">Sudoku puzzle. Each puzzle has, normally, a unique solution.</text:p>
      <text:p text:style-name="P3">For the simple 9x9 version of the game, found alongside thecrossword</text:p>
      <text:p text:style-name="P3">in</text:p>
      <text:p text:style-name="P3">every</text:p>
      <text:p text:style-name="P3">daily</text:p>
      <text:p text:style-name="P3">paper,</text:p>
      <text:p text:style-name="P3">there</text:p>
      <text:p text:style-name="P3">are</text:p>
      <text:p text:style-name="P3">6,670,903,752,021,072,936,960 [2] valid configurations for an</text:p>
      <text:p text:style-name="P3">empty grid and just 1 of these is the solution that you're</text:p>
      <text:p text:style-name="P3">looking for. Moreover the general case of the problem has</text:p>
      <text:p text:style-name="P3">been proven to be NP-Complete [3] placing it amongst some</text:p>
      <text:p text:style-name="P3">of the most interesting problems in computer science.</text:p>
      <text:p text:style-name="P3">People have developed different techniques to solve the puzzle</text:p>
      <text:p text:style-name="P3">manually, i.e., crosshatching, slicing/dicing, penciling. A</text:p>
      <text:p text:style-name="P3">naive way to start solving the puzzle is by looking at each row</text:p>
      <text:p text:style-name="P3">or column. Maintain lists of numbers for every row, column,</text:p>
      <text:p text:style-name="P3">and sub-region on paper that is legal to appear in a row or</text:p>
      <text:p text:style-name="P3">column or sub-region. After that, numbers are filled in empty</text:p>
      <text:p text:style-name="P3">cells row-wise or column-wise from available numbers and</text:p>
      <text:p text:style-name="P3">consequently those numbers are removed from li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Drawing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3:59:25.279163845</meta:creation-date>
    <dc:date>2015-11-16T00:02:42.302139504</dc:date>
    <meta:editing-duration>P0D</meta:editing-duration>
    <meta:editing-cycles>1</meta:editing-cycles>
    <meta:document-statistic meta:table-count="0" meta:image-count="0" meta:object-count="0" meta:page-count="2" meta:paragraph-count="55" meta:word-count="450" meta:character-count="2753" meta:non-whitespace-character-count="2305"/>
    <meta:generator>LibreOffice/4.2.7.2$Linux_X86_64 LibreOffice_project/420m0$Build-2</meta:generator>
  </office:meta>
</office:document-meta>
</file>